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74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6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04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17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17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17cm"/>
    </style:style>
    <style:style style:name="pr1" style:family="presentation" style:parent-style-name="BrightBlue-title">
      <style:graphic-properties draw:auto-grow-height="true" fo:min-height="2.599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draw:auto-grow-height="true" fo:min-height="14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1" style:family="paragraph">
      <style:text-properties fo:font-size="43.9000015258789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text-properties fo:font-size="43.9000015258789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31.8999996185303pt" fo:font-weight="bold" style:font-weight-asian="bold" style:font-weight-complex="bold"/>
    </style:style>
    <style:style style:name="P5" style:family="paragraph">
      <loext:graphic-properties draw:fill-color="#ffffff"/>
      <style:text-properties fo:font-size="31.8999996185303pt" fo:font-weight="bold" style:font-weight-asian="bold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31.8999996185303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2" draw:layer="layout" svg:width="25.2cm" svg:height="9.134cm" svg:x="1.393cm" svg:y="3.798cm" presentation:class="subtitle">
          <draw:text-box>
            <text:p text:style-name="P1"><text:span text:style-name="T1">Introdução ao PyGA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5" draw:layer="layout" svg:width="25.2cm" svg:height="9.134cm" svg:x="1.393cm" svg:y="3.798cm" presentation:class="subtitle">
          <draw:text-box>
            <text:p text:style-name="P4"><text:span text:style-name="T2">Aula 01</text:span></text:p>
            <text:p text:style-name="P4"><text:span text:style-name="T2">Desenhando a tela basic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2" draw:text-style-name="P7" draw:layer="layout" svg:width="18cm" svg:height="12.101cm" svg:x="1.493cm" svg:y="0.596cm">
          <draw:text-box>
            <text:p text:style-name="P6"><text:span text:style-name="T3">#Aula 01 - Desenhando a tela basica.</text:span></text:p>
            <text:p text:style-name="P6"><text:span text:style-name="T3">import pygame</text:span></text:p>
            <text:p text:style-name="P6"><text:span text:style-name="T3">import time</text:span></text:p>
            <text:p text:style-name="P6"><text:span text:style-name="T3"/></text:p>
            <text:p text:style-name="P6"><text:span text:style-name="T3">#iniciar o pygame</text:span></text:p>
            <text:p text:style-name="P6"><text:span text:style-name="T3">pygame.init()</text:span></text:p>
            <text:p text:style-name="P6"><text:span text:style-name="T3"/></text:p>
            <text:p text:style-name="P6"><text:span text:style-name="T3">#display</text:span></text:p>
            <text:p text:style-name="P6"><text:span text:style-name="T3">display_width = 640</text:span></text:p>
            <text:p text:style-name="P6"><text:span text:style-name="T3">display_height = 480</text:span></text:p>
            <text:p text:style-name="P6"><text:span text:style-name="T3"/></text:p>
            <text:p text:style-name="P6"><text:span text:style-name="T3">#setup</text:span></text:p>
            <text:p text:style-name="P6"><text:span text:style-name="T3">gameDisplay = pygame.display.set_mode((display_width,display_height))</text:span></text:p>
            <text:p text:style-name="P6"><text:span text:style-name="T3">gameDisplay.fill((255,255,255))</text:span></text:p>
            <text:p text:style-name="P6"><text:span text:style-name="T3"/></text:p>
            <text:p text:style-name="P6"><text:span text:style-name="T3">#atualiza tela</text:span></text:p>
            <text:p text:style-name="P6"><text:span text:style-name="T3">pygame.display.update()</text:span></text:p>
            <text:p text:style-name="P6"><text:span text:style-name="T3">pygame.display.set_caption("JEFFERSON GAME")</text:span></text:p>
            <text:p text:style-name="P6"><text:span text:style-name="T3"/></text:p>
            <text:p text:style-name="P6"><text:span text:style-name="T3">#delay</text:span></text:p>
            <text:p text:style-name="P6"><text:span text:style-name="T3">time.sleep(2)</text:span></text:p>
            <text:p text:style-name="P6"><text:span text:style-name="T3"/></text:p>
            <text:p text:style-name="P6"><text:span text:style-name="T3">#fecha a tela e o jogo</text:span></text:p>
            <text:p text:style-name="P6"><text:span text:style-name="T3">pygame.quit()</text:span></text:p>
            <text:p text:style-name="P6"><text:span text:style-name="T3">quit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5" draw:layer="layout" svg:width="25.2cm" svg:height="9.134cm" svg:x="1.393cm" svg:y="3.798cm" presentation:class="subtitle">
          <draw:text-box>
            <text:p text:style-name="P4"><text:span text:style-name="T2">Aula 02</text:span></text:p>
            <text:p text:style-name="P4"><text:span text:style-name="T4">Capturando os primeiros event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3" draw:text-style-name="P7" draw:layer="layout" svg:width="18cm" svg:height="13.997cm" svg:x="1.493cm" svg:y="0.596cm">
          <draw:text-box>
            <text:p text:style-name="P6"><text:span text:style-name="T3">#Aula 02 - Capturando os primeiros eventos</text:span></text:p>
            <text:p text:style-name="P6"><text:span text:style-name="T3"/></text:p>
            <text:p text:style-name="P6"><text:span text:style-name="T3">#,,,</text:span></text:p>
            <text:p text:style-name="P6"><text:span text:style-name="T3"/></text:p>
            <text:p text:style-name="P8"><text:span text:style-name="T3">#atualiza tela</text:span></text:p>
            <text:p text:style-name="P8"><text:span text:style-name="T3">pygame.display.update()</text:span></text:p>
            <text:p text:style-name="P8"><text:span text:style-name="T3">pygame.display.set_caption("JEFFERSON GAME")</text:span></text:p>
            <text:p text:style-name="P6"><text:span text:style-name="T3"/></text:p>
            <text:p text:style-name="P6"><text:span text:style-name="T3">#clock</text:span></text:p>
            <text:p text:style-name="P6"><text:span text:style-name="T3">clock = pygame.time.Clock()</text:span></text:p>
            <text:p text:style-name="P6"><text:span text:style-name="T3"/></text:p>
            <text:p text:style-name="P6"><text:span text:style-name="T3">####LOGICA PRINCIPAL</text:span></text:p>
            <text:p text:style-name="P6"><text:span text:style-name="T3">fim = False</text:span></text:p>
            <text:p text:style-name="P6"><text:span text:style-name="T3">#loop do jogo</text:span></text:p>
            <text:p text:style-name="P6"><text:span text:style-name="T3">while not fim:</text:span></text:p>
            <text:p text:style-name="P6"><text:span text:style-name="T3"><text:tab/></text:span><text:span text:style-name="T3">#lendo uma lista de eventos [eve1,eve2,even3...]</text:span></text:p>
            <text:p text:style-name="P6"><text:span text:style-name="T3"><text:tab/></text:span><text:span text:style-name="T3">for evento in pygame.event.get():</text:span></text:p>
            <text:p text:style-name="P6"><text:span text:style-name="T3"><text:tab/></text:span><text:span text:style-name="T3"><text:tab/></text:span><text:span text:style-name="T3">if evento.type == pygame.QUIT:</text:span></text:p>
            <text:p text:style-name="P6"><text:span text:style-name="T3"><text:tab/></text:span><text:span text:style-name="T3"><text:tab/></text:span><text:span text:style-name="T3"><text:tab/></text:span><text:span text:style-name="T3">fim = True</text:span></text:p>
            <text:p text:style-name="P6"><text:span text:style-name="T3"><text:tab/></text:span><text:span text:style-name="T3"><text:tab/></text:span><text:span text:style-name="T3">#imprimindo evento</text:span></text:p>
            <text:p text:style-name="P6"><text:span text:style-name="T3"><text:tab/></text:span><text:span text:style-name="T3"><text:tab/></text:span><text:span text:style-name="T3">print(evento)</text:span></text:p>
            <text:p text:style-name="P6"><text:span text:style-name="T3"><text:tab/></text:span><text:span text:style-name="T3">pygame.display.update()</text:span></text:p>
            <text:p text:style-name="P6"><text:span text:style-name="T3"><text:tab/></text:span><text:span text:style-name="T3">clock.tick(60)</text:span></text:p>
            <text:p text:style-name="P6"><text:span text:style-name="T3"/></text:p>
            <text:p text:style-name="P6"><text:span text:style-name="T3">####FIM DA LOGICA PRINCIPAL</text:span></text:p>
            <text:p text:style-name="P6"><text:span text:style-name="T3"/></text:p>
            <text:p text:style-name="P6"><text:span text:style-name="T3">#fecha a tela e o jogo</text:span></text:p>
            <text:p text:style-name="P6"><text:span text:style-name="T3">pygame.quit()</text:span></text:p>
            <text:p text:style-name="P6"><text:span text:style-name="T3">quit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5" draw:layer="layout" svg:width="25.2cm" svg:height="9.134cm" svg:x="1.393cm" svg:y="3.798cm" presentation:class="subtitle">
          <draw:text-box>
            <text:p text:style-name="P4"><text:span text:style-name="T2">Aula 03</text:span></text:p>
            <text:p text:style-name="P4"><text:span text:style-name="T4">Desenhar o heroi na te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4" draw:text-style-name="P7" draw:layer="layout" svg:width="18cm" svg:height="14.945cm" svg:x="1.493cm" svg:y="0.596cm">
          <draw:text-box>
            <text:p text:style-name="P6"><text:span text:style-name="T3">#Aula 03 - Desenhar o heroi na tela </text:span></text:p>
            <text:p text:style-name="P6"><text:span text:style-name="T3"/></text:p>
            <text:p text:style-name="P6"><text:span text:style-name="T3">#,,,</text:span></text:p>
            <text:p text:style-name="P6"><text:span text:style-name="T3"/></text:p>
            <text:p text:style-name="P8"><text:span text:style-name="T3">#clock</text:span></text:p>
            <text:p text:style-name="P8"><text:span text:style-name="T3">clock = pygame.time.Clock()</text:span></text:p>
            <text:p text:style-name="P8"><text:span text:style-name="T3"/></text:p>
            <text:p text:style-name="P8"><text:span text:style-name="T3">#dados do heroi</text:span></text:p>
            <text:p text:style-name="P8"><text:span text:style-name="T3">heroi = pygame.image.load("emoji.png")</text:span></text:p>
            <text:p text:style-name="P8"><text:span text:style-name="T3">hx = 50</text:span></text:p>
            <text:p text:style-name="P8"><text:span text:style-name="T3">hy = 50</text:span></text:p>
            <text:p text:style-name="P8"><text:span text:style-name="T3"/></text:p>
            <text:p text:style-name="P8"><text:span text:style-name="T3">####LOGICA PRINCIPAL</text:span></text:p>
            <text:p text:style-name="P8"><text:span text:style-name="T3">fim = False</text:span></text:p>
            <text:p text:style-name="P8"><text:span text:style-name="T3">#loop do jogo</text:span></text:p>
            <text:p text:style-name="P8"><text:span text:style-name="T3">while not fim:</text:span></text:p>
            <text:p text:style-name="P8"><text:span text:style-name="T3"><text:tab/></text:span><text:span text:style-name="T3">#lendo uma lista de eventos [eve1,eve2,even3...]</text:span></text:p>
            <text:p text:style-name="P8"><text:span text:style-name="T3"><text:tab/></text:span><text:span text:style-name="T3">for evento in pygame.event.get():</text:span></text:p>
            <text:p text:style-name="P8"><text:span text:style-name="T3"><text:tab/></text:span><text:span text:style-name="T3"><text:tab/></text:span><text:span text:style-name="T3">if evento.type == pygame.QUIT:</text:span></text:p>
            <text:p text:style-name="P8"><text:span text:style-name="T3"><text:tab/></text:span><text:span text:style-name="T3"><text:tab/></text:span><text:span text:style-name="T3"><text:tab/></text:span><text:span text:style-name="T3">fim = True</text:span></text:p>
            <text:p text:style-name="P8"><text:span text:style-name="T3"><text:tab/></text:span><text:span text:style-name="T3"><text:tab/></text:span><text:span text:style-name="T3">#imprimindo evento</text:span></text:p>
            <text:p text:style-name="P8"><text:span text:style-name="T3"><text:tab/></text:span><text:span text:style-name="T3"><text:tab/></text:span><text:span text:style-name="T3">print(evento)</text:span></text:p>
            <text:p text:style-name="P8"><text:span text:style-name="T3"><text:tab/></text:span><text:span text:style-name="T3">#apaga a tela</text:span></text:p>
            <text:p text:style-name="P8"><text:span text:style-name="T3"><text:tab/></text:span><text:span text:style-name="T3">gameDisplay.fill(branca)</text:span></text:p>
            <text:p text:style-name="P8"><text:span text:style-name="T3"><text:tab/></text:span><text:span text:style-name="T3">#desenha o heroi</text:span></text:p>
            <text:p text:style-name="P8"><text:span text:style-name="T3"><text:tab/></text:span><text:span text:style-name="T3">gameDisplay.blit(heroi,(hx,hy))</text:span></text:p>
            <text:p text:style-name="P8"><text:span text:style-name="T3"><text:tab/></text:span><text:span text:style-name="T3">#atualiza tela</text:span></text:p>
            <text:p text:style-name="P8"><text:span text:style-name="T3"><text:tab/></text:span><text:span text:style-name="T3">pygame.display.update()</text:span></text:p>
            <text:p text:style-name="P8"><text:span text:style-name="T3"><text:tab/></text:span><text:span text:style-name="T3">clock.tick(60)</text:span></text:p>
            <text:p text:style-name="P8"><text:span text:style-name="T3"/></text:p>
            <text:p text:style-name="P8"><text:span text:style-name="T3">####FIM DA LOGICA PRINCIP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5" draw:layer="layout" svg:width="25.2cm" svg:height="9.134cm" svg:x="1.393cm" svg:y="3.798cm" presentation:class="subtitle">
          <draw:text-box>
            <text:p text:style-name="P4"><text:span text:style-name="T2">Aula 04</text:span></text:p>
            <text:p text:style-name="P4"><text:span text:style-name="T4">Andando para a esquerda e para <text:s/>direita (forma nao ide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draw:style-name="gr5" draw:text-style-name="P10" draw:layer="layout" svg:width="18cm" svg:height="15.154cm" svg:x="1.493cm" svg:y="0.596cm">
          <draw:text-box>
            <text:p text:style-name="P9"><text:span text:style-name="T5">#Aula 04 - Andando para a esquerda e para <text:s/>direita (forma nao ideal)</text:span></text:p>
            <text:p text:style-name="P9"><text:span text:style-name="T5"/></text:p>
            <text:p text:style-name="P9"><text:span text:style-name="T5">#FUNCOES DO JOGO</text:span></text:p>
            <text:p text:style-name="P9"><text:span text:style-name="T5">def apaga_tela():</text:span></text:p>
            <text:p text:style-name="P9"><text:span text:style-name="T5"><text:tab/></text:span><text:span text:style-name="T5">gameDisplay.fill(branca)</text:span></text:p>
            <text:p text:style-name="P9"><text:span text:style-name="T5"/></text:p>
            <text:p text:style-name="P9"><text:span text:style-name="T5">def desenha_heroi(x,y):</text:span></text:p>
            <text:p text:style-name="P9"><text:span text:style-name="T5"><text:tab/></text:span><text:span text:style-name="T5">gameDisplay.blit(heroi,(x,y))</text:span></text:p>
            <text:p text:style-name="P9"><text:span text:style-name="T5"/></text:p>
            <text:p text:style-name="P9"><text:span text:style-name="T5">####LOGICA PRINCIPAL</text:span></text:p>
            <text:p text:style-name="P9"><text:span text:style-name="T5">fim = False</text:span></text:p>
            <text:p text:style-name="P9"><text:span text:style-name="T5">#loop do jogo</text:span></text:p>
            <text:p text:style-name="P9"><text:span text:style-name="T5">while not fim:</text:span></text:p>
            <text:p text:style-name="P9"><text:span text:style-name="T5"><text:tab/></text:span><text:span text:style-name="T5">#lendo uma lista de eventos [eve1,eve2,even3...]</text:span></text:p>
            <text:p text:style-name="P9"><text:span text:style-name="T5"><text:tab/></text:span><text:span text:style-name="T5">for evento in pygame.event.get():</text:span></text:p>
            <text:p text:style-name="P9"><text:span text:style-name="T5"><text:tab/></text:span><text:span text:style-name="T5"><text:tab/></text:span><text:span text:style-name="T5">if evento.type == pygame.QUIT:</text:span></text:p>
            <text:p text:style-name="P9"><text:span text:style-name="T5"><text:tab/></text:span><text:span text:style-name="T5"><text:tab/></text:span><text:span text:style-name="T5"><text:tab/></text:span><text:span text:style-name="T5">fim = True</text:span></text:p>
            <text:p text:style-name="P9"><text:span text:style-name="T5"><text:tab/></text:span><text:span text:style-name="T5"><text:tab/></text:span><text:span text:style-name="T5">#imprimindo evento</text:span></text:p>
            <text:p text:style-name="P9"><text:span text:style-name="T5"><text:tab/></text:span><text:span text:style-name="T5"><text:tab/></text:span><text:span text:style-name="T5">print(evento)</text:span></text:p>
            <text:p text:style-name="P9"><text:span text:style-name="T5"><text:tab/></text:span><text:span text:style-name="T5"><text:tab/></text:span><text:span text:style-name="T5">#evento do teclado</text:span></text:p>
            <text:p text:style-name="P9"><text:span text:style-name="T5"><text:tab/></text:span><text:span text:style-name="T5"><text:tab/></text:span><text:span text:style-name="T5">if evento.type == pygame.KEYDOWN:</text:span></text:p>
            <text:p text:style-name="P9"><text:span text:style-name="T5"><text:tab/></text:span><text:span text:style-name="T5"><text:tab/></text:span><text:span text:style-name="T5"><text:tab/></text:span><text:span text:style-name="T5">if evento.key == pygame.K_LEFT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x = hx - 5</text:span></text:p>
            <text:p text:style-name="P9"><text:span text:style-name="T5"><text:tab/></text:span><text:span text:style-name="T5"><text:tab/></text:span><text:span text:style-name="T5"><text:tab/></text:span><text:span text:style-name="T5">elif evento.key == pygame.K_RIGHT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x = hx + 5</text:span></text:p>
            <text:p text:style-name="P9"><text:span text:style-name="T5"><text:tab/></text:span><text:span text:style-name="T5">#apaga a tela</text:span></text:p>
            <text:p text:style-name="P9"><text:span text:style-name="T5"><text:tab/></text:span><text:span text:style-name="T5">apaga_tela()</text:span></text:p>
            <text:p text:style-name="P9"><text:span text:style-name="T5"><text:tab/></text:span><text:span text:style-name="T5">#desenha o heroi</text:span></text:p>
            <text:p text:style-name="P9"><text:span text:style-name="T5"><text:tab/></text:span><text:span text:style-name="T5">desenha_heroi(hx,hy)</text:span></text:p>
            <text:p text:style-name="P9"><text:span text:style-name="T5"><text:tab/></text:span><text:span text:style-name="T5">#atualiza tela</text:span></text:p>
            <text:p text:style-name="P9"><text:span text:style-name="T5"><text:tab/></text:span><text:span text:style-name="T5">pygame.display.update()</text:span></text:p>
            <text:p text:style-name="P9"><text:span text:style-name="T5"><text:tab/></text:span><text:span text:style-name="T5">clock.tick(60)</text:span></text:p>
            <text:p text:style-name="P9"><text:span text:style-name="T5"/></text:p>
            <text:p text:style-name="P9"><text:span text:style-name="T5">####FIM DA LOGICA PRINCIP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5" draw:layer="layout" svg:width="25.2cm" svg:height="9.134cm" svg:x="1.393cm" svg:y="3.798cm" presentation:class="subtitle">
          <draw:text-box>
            <text:p text:style-name="P4"><text:span text:style-name="T2">Aula 05</text:span></text:p>
            <text:p text:style-name="P4"><text:span text:style-name="T6">Andando para a esquerda e para <text:s/>direita (forma ide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draw:style-name="gr5" draw:text-style-name="P10" draw:layer="layout" svg:width="16.707cm" svg:height="15.154cm" svg:x="1.493cm" svg:y="0.596cm">
          <draw:text-box>
            <text:p text:style-name="P9"><text:span text:style-name="T5">#dados do heroi</text:span></text:p>
            <text:p text:style-name="P9"><text:span text:style-name="T5">heroi = pygame.image.load("emoji.png")</text:span></text:p>
            <text:p text:style-name="P9"><text:span text:style-name="T5">hx = 50</text:span></text:p>
            <text:p text:style-name="P9"><text:span text:style-name="T5">hy = 50</text:span></text:p>
            <text:p text:style-name="P9"><text:span text:style-name="T5">hx_change = 0</text:span></text:p>
            <text:p text:style-name="P9"><text:span text:style-name="T5">hy_change = 0</text:span></text:p>
            <text:p text:style-name="P9"><text:span text:style-name="T5">#,,,</text:span></text:p>
            <text:p text:style-name="P9"><text:span text:style-name="T5">####LOGICA PRINCIPAL</text:span></text:p>
            <text:p text:style-name="P9"><text:span text:style-name="T5">fim = False</text:span></text:p>
            <text:p text:style-name="P9"><text:span text:style-name="T5">#loop do jogo</text:span></text:p>
            <text:p text:style-name="P9"><text:span text:style-name="T5">while not fim:</text:span></text:p>
            <text:p text:style-name="P9"><text:span text:style-name="T5"><text:tab/></text:span><text:span text:style-name="T5">#lendo uma lista de eventos [eve1,eve2,even3...]</text:span></text:p>
            <text:p text:style-name="P9"><text:span text:style-name="T5"><text:tab/></text:span><text:span text:style-name="T5">for evento in pygame.event.get():</text:span></text:p>
            <text:p text:style-name="P9"><text:span text:style-name="T5"><text:tab/></text:span><text:span text:style-name="T5"><text:tab/></text:span><text:span text:style-name="T5">if evento.type == pygame.QUIT:</text:span></text:p>
            <text:p text:style-name="P9"><text:span text:style-name="T5"><text:tab/></text:span><text:span text:style-name="T5"><text:tab/></text:span><text:span text:style-name="T5"><text:tab/></text:span><text:span text:style-name="T5">fim = True</text:span></text:p>
            <text:p text:style-name="P9"><text:span text:style-name="T5"><text:tab/></text:span><text:span text:style-name="T5"><text:tab/></text:span><text:span text:style-name="T5">#imprimindo evento</text:span></text:p>
            <text:p text:style-name="P9"><text:span text:style-name="T5"><text:tab/></text:span><text:span text:style-name="T5"><text:tab/></text:span><text:span text:style-name="T5">print(evento)</text:span></text:p>
            <text:p text:style-name="P9"><text:span text:style-name="T5"><text:tab/></text:span><text:span text:style-name="T5"><text:tab/></text:span><text:span text:style-name="T5">#evento do teclado</text:span></text:p>
            <text:p text:style-name="P9"><text:span text:style-name="T5"><text:tab/></text:span><text:span text:style-name="T5"><text:tab/></text:span><text:span text:style-name="T5">if evento.type == pygame.KEYDOWN:</text:span></text:p>
            <text:p text:style-name="P9"><text:span text:style-name="T5"><text:tab/></text:span><text:span text:style-name="T5"><text:tab/></text:span><text:span text:style-name="T5"><text:tab/></text:span><text:span text:style-name="T5">if evento.key == pygame.K_LEFT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x_change = -5</text:span></text:p>
            <text:p text:style-name="P9"><text:span text:style-name="T5"><text:tab/></text:span><text:span text:style-name="T5"><text:tab/></text:span><text:span text:style-name="T5"><text:tab/></text:span><text:span text:style-name="T5">elif evento.key == pygame.K_RIGHT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x_change = 5</text:span></text:p>
            <text:p text:style-name="P9"><text:span text:style-name="T5"><text:tab/></text:span><text:span text:style-name="T5"><text:tab/></text:span><text:span text:style-name="T5"><text:tab/></text:span><text:span text:style-name="T5">elif evento.key == pygame.K_UP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y_change = -5</text:span></text:p>
            <text:p text:style-name="P9"><text:span text:style-name="T5"><text:tab/></text:span><text:span text:style-name="T5"><text:tab/></text:span><text:span text:style-name="T5"><text:tab/></text:span><text:span text:style-name="T5">elif evento.key == pygame.K_DOWN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y_change = 5</text:span></text:p>
            <text:p text:style-name="P9"><text:span text:style-name="T5"><text:tab/></text:span><text:span text:style-name="T5"><text:tab/></text:span><text:span text:style-name="T5">if evento.type == pygame.KEYUP:</text:span></text:p>
            <text:p text:style-name="P9"><text:span text:style-name="T5"><text:tab/></text:span><text:span text:style-name="T5"><text:tab/></text:span><text:span text:style-name="T5"><text:tab/></text:span><text:span text:style-name="T5">if evento.key == pygame.K_LEFT or evento.key == pygame.K_RIGHT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x_change = 0</text:span></text:p>
            <text:p text:style-name="P9"><text:span text:style-name="T5"><text:tab/></text:span><text:span text:style-name="T5"><text:tab/></text:span><text:span text:style-name="T5"><text:tab/></text:span><text:span text:style-name="T5">if evento.key == pygame.K_UP or evento.key == pygame.K_DOWN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y_change = 0</text:span></text:p>
            <text:p text:style-name="P9"><text:span text:style-name="T5"><text:tab/></text:span></text:p>
            <text:p text:style-name="P9"><text:span text:style-name="T5"/></text:p>
          </draw:text-box>
        </draw:frame>
        <draw:frame draw:style-name="gr6" draw:text-style-name="P12" draw:layer="layout" svg:width="6.8cm" svg:height="5.867cm" svg:x="19.2cm" svg:y="1cm">
          <draw:text-box>
            <text:p text:style-name="P11"><text:span text:style-name="T5">#apaga a tela</text:span></text:p>
            <text:p text:style-name="P11"><text:span text:style-name="T5">apaga_tela()</text:span></text:p>
            <text:p text:style-name="P11"><text:span text:style-name="T5">#desenha o heroi</text:span></text:p>
            <text:p text:style-name="P11"><text:span text:style-name="T5">hx = hx + hx_change</text:span></text:p>
            <text:p text:style-name="P11"><text:span text:style-name="T5">hy = hy + hy_change</text:span></text:p>
            <text:p text:style-name="P11"><text:span text:style-name="T5">desenha_heroi(hx,hy)</text:span></text:p>
            <text:p text:style-name="P11"><text:span text:style-name="T5">#atualiza tela</text:span></text:p>
            <text:p text:style-name="P11"><text:span text:style-name="T5">pygame.display.update()</text:span></text:p>
            <text:p text:style-name="P11"><text:span text:style-name="T5">clock.tick(60)</text:span></text:p>
            <text:p text:style-name="P11"><text:span text:style-name="T5"/></text:p>
            <text:p><text:span text:style-name="T5">####FIM DA LOGICA PRINCIP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5" draw:layer="layout" svg:width="25.2cm" svg:height="9.134cm" svg:x="1.393cm" svg:y="3.798cm" presentation:class="subtitle">
          <draw:text-box>
            <text:p text:style-name="P4"><text:span text:style-name="T2"/></text:p>
            <text:p text:style-name="P4"><text:span text:style-name="T2">Aula 06</text:span></text:p>
            <text:p text:style-name="P4"><text:span text:style-name="T6">Andando para a esquerda e para <text:s/>direita, cima e baixo (forma ideal)</text:span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draw:style-name="gr5" draw:text-style-name="P10" draw:layer="layout" svg:width="16.707cm" svg:height="15.154cm" svg:x="1.493cm" svg:y="0.596cm">
          <draw:text-box>
            <text:p text:style-name="P9"><text:span text:style-name="T5">#dados do heroi</text:span></text:p>
            <text:p text:style-name="P9"><text:span text:style-name="T5">heroi = pygame.image.load("emoji.png")</text:span></text:p>
            <text:p text:style-name="P9"><text:span text:style-name="T5">hx = 50</text:span></text:p>
            <text:p text:style-name="P9"><text:span text:style-name="T5">hy = 50</text:span></text:p>
            <text:p text:style-name="P9"><text:span text:style-name="T5">hx_change = 0</text:span></text:p>
            <text:p text:style-name="P9"><text:span text:style-name="T5">hy_change = 0</text:span></text:p>
            <text:p text:style-name="P9"><text:span text:style-name="T5">#,,,</text:span></text:p>
            <text:p text:style-name="P9"><text:span text:style-name="T5">####LOGICA PRINCIPAL</text:span></text:p>
            <text:p text:style-name="P9"><text:span text:style-name="T5">fim = False</text:span></text:p>
            <text:p text:style-name="P9"><text:span text:style-name="T5">#loop do jogo</text:span></text:p>
            <text:p text:style-name="P9"><text:span text:style-name="T5">while not fim:</text:span></text:p>
            <text:p text:style-name="P9"><text:span text:style-name="T5"><text:tab/></text:span><text:span text:style-name="T5">#lendo uma lista de eventos [eve1,eve2,even3...]</text:span></text:p>
            <text:p text:style-name="P9"><text:span text:style-name="T5"><text:tab/></text:span><text:span text:style-name="T5">for evento in pygame.event.get():</text:span></text:p>
            <text:p text:style-name="P9"><text:span text:style-name="T5"><text:tab/></text:span><text:span text:style-name="T5"><text:tab/></text:span><text:span text:style-name="T5">if evento.type == pygame.QUIT:</text:span></text:p>
            <text:p text:style-name="P9"><text:span text:style-name="T5"><text:tab/></text:span><text:span text:style-name="T5"><text:tab/></text:span><text:span text:style-name="T5"><text:tab/></text:span><text:span text:style-name="T5">fim = True</text:span></text:p>
            <text:p text:style-name="P9"><text:span text:style-name="T5"><text:tab/></text:span><text:span text:style-name="T5"><text:tab/></text:span><text:span text:style-name="T5">#imprimindo evento</text:span></text:p>
            <text:p text:style-name="P9"><text:span text:style-name="T5"><text:tab/></text:span><text:span text:style-name="T5"><text:tab/></text:span><text:span text:style-name="T5">print(evento)</text:span></text:p>
            <text:p text:style-name="P9"><text:span text:style-name="T5"><text:tab/></text:span><text:span text:style-name="T5"><text:tab/></text:span><text:span text:style-name="T5">#evento do teclado</text:span></text:p>
            <text:p text:style-name="P9"><text:span text:style-name="T5"><text:tab/></text:span><text:span text:style-name="T5"><text:tab/></text:span><text:span text:style-name="T5">if evento.type == pygame.KEYDOWN:</text:span></text:p>
            <text:p text:style-name="P9"><text:span text:style-name="T5"><text:tab/></text:span><text:span text:style-name="T5"><text:tab/></text:span><text:span text:style-name="T5"><text:tab/></text:span><text:span text:style-name="T5">if evento.key == pygame.K_LEFT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x_change = -5</text:span></text:p>
            <text:p text:style-name="P9"><text:span text:style-name="T5"><text:tab/></text:span><text:span text:style-name="T5"><text:tab/></text:span><text:span text:style-name="T5"><text:tab/></text:span><text:span text:style-name="T5">elif evento.key == pygame.K_RIGHT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x_change = 5</text:span></text:p>
            <text:p text:style-name="P9"><text:span text:style-name="T5"><text:tab/></text:span><text:span text:style-name="T5"><text:tab/></text:span><text:span text:style-name="T5"><text:tab/></text:span><text:span text:style-name="T5">elif evento.key == pygame.K_UP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y_change = -5</text:span></text:p>
            <text:p text:style-name="P9"><text:span text:style-name="T5"><text:tab/></text:span><text:span text:style-name="T5"><text:tab/></text:span><text:span text:style-name="T5"><text:tab/></text:span><text:span text:style-name="T5">elif evento.key == pygame.K_DOWN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y_change = 5</text:span></text:p>
            <text:p text:style-name="P9"><text:span text:style-name="T5"><text:tab/></text:span><text:span text:style-name="T5"><text:tab/></text:span><text:span text:style-name="T5">if evento.type == pygame.KEYUP:</text:span></text:p>
            <text:p text:style-name="P9"><text:span text:style-name="T5"><text:tab/></text:span><text:span text:style-name="T5"><text:tab/></text:span><text:span text:style-name="T5"><text:tab/></text:span><text:span text:style-name="T5">if evento.key == pygame.K_LEFT or evento.key == pygame.K_RIGHT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x_change = 0</text:span></text:p>
            <text:p text:style-name="P9"><text:span text:style-name="T5"><text:tab/></text:span><text:span text:style-name="T5"><text:tab/></text:span><text:span text:style-name="T5"><text:tab/></text:span><text:span text:style-name="T5">if evento.key == pygame.K_UP or evento.key == pygame.K_DOWN:</text:span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hy_change = 0</text:span></text:p>
            <text:p text:style-name="P9"><text:span text:style-name="T5"><text:tab/></text:span></text:p>
            <text:p text:style-name="P9"><text:span text:style-name="T5"/></text:p>
          </draw:text-box>
        </draw:frame>
        <draw:frame draw:style-name="gr7" draw:text-style-name="P12" draw:layer="layout" svg:width="6.8cm" svg:height="5.867cm" svg:x="19.2cm" svg:y="1cm">
          <draw:text-box>
            <text:p text:style-name="P11"><text:span text:style-name="T5">#apaga a tela</text:span></text:p>
            <text:p text:style-name="P11"><text:span text:style-name="T5">apaga_tela()</text:span></text:p>
            <text:p text:style-name="P11"><text:span text:style-name="T5">#desenha o heroi</text:span></text:p>
            <text:p text:style-name="P11"><text:span text:style-name="T5">hx = hx + hx_change</text:span></text:p>
            <text:p text:style-name="P11"><text:span text:style-name="T5">hy = hy + hy_change</text:span></text:p>
            <text:p text:style-name="P11"><text:span text:style-name="T5">desenha_heroi(hx,hy)</text:span></text:p>
            <text:p text:style-name="P11"><text:span text:style-name="T5">#atualiza tela</text:span></text:p>
            <text:p text:style-name="P11"><text:span text:style-name="T5">pygame.display.update()</text:span></text:p>
            <text:p text:style-name="P11"><text:span text:style-name="T5">clock.tick(60)</text:span></text:p>
            <text:p text:style-name="P11"><text:span text:style-name="T5"/></text:p>
            <text:p><text:span text:style-name="T5">####FIM DA LOGICA PRINCIP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5" draw:layer="layout" svg:width="25.2cm" svg:height="9.134cm" svg:x="1.393cm" svg:y="3.798cm" presentation:class="subtitle">
          <draw:text-box>
            <text:p text:style-name="P4"><text:span text:style-name="T2">Aula 07</text:span></text:p>
            <text:p text:style-name="P4"><text:span text:style-name="T6">Incluindo limites na te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draw:style-name="gr5" draw:text-style-name="P10" draw:layer="layout" svg:width="16.707cm" svg:height="15.154cm" svg:x="1.493cm" svg:y="0.596cm">
          <draw:text-box>
            <text:p text:style-name="P9"><text:span text:style-name="T5">#cores</text:span></text:p>
            <text:p text:style-name="P9"><text:span text:style-name="T5">branca = (255,255,255)</text:span></text:p>
            <text:p text:style-name="P9"><text:span text:style-name="T5">preto = (0,0,0)</text:span></text:p>
            <text:p text:style-name="P9"><text:span text:style-name="T5"/></text:p>
            <text:p text:style-name="P9"><text:span text:style-name="T5">#...</text:span></text:p>
            <text:p text:style-name="P9"><text:span text:style-name="T5">#FUNCOES DO JOGO</text:span></text:p>
            <text:p text:style-name="P9"><text:span text:style-name="T5">#...</text:span></text:p>
            <text:p text:style-name="P9"><text:span text:style-name="T5">def desenha_limites():</text:span></text:p>
            <text:p text:style-name="P9"><text:span text:style-name="T5"><text:tab/></text:span><text:span text:style-name="T5">pygame.draw.line(gameDisplay,preto,(20,20),(display_width-20,20),1)</text:span></text:p>
            <text:p text:style-name="P9"><text:span text:style-name="T5"><text:tab/></text:span><text:span text:style-name="T5">pygame.draw.line(gameDisplay,preto,(20,20),(20,display_height-20),1)</text:span></text:p>
            <text:p text:style-name="P9"><text:span text:style-name="T5"><text:tab/></text:span><text:span text:style-name="T5">pygame.draw.line(gameDisplay,preto,(20,display_height-20),</text:span></text:p>
            <text:p text:style-name="P9"><text:span text:style-name="T5"><text:tab/></text:span><text:span text:style-name="T5"><text:tab/></text:span><text:span text:style-name="T5">(display_width-20,display_height-20),1)</text:span></text:p>
            <text:p text:style-name="P9"><text:span text:style-name="T5"><text:tab/></text:span><text:span text:style-name="T5">pygame.draw.line(gameDisplay,preto,(display_width-20,20),</text:span></text:p>
            <text:p text:style-name="P9"><text:span text:style-name="T5"><text:tab/></text:span><text:span text:style-name="T5"><text:tab/></text:span><text:span text:style-name="T5">(display_width-20,display_height-20),1)</text:span></text:p>
            <text:p text:style-name="P9"><text:span text:style-name="T5"/></text:p>
            <text:p text:style-name="P9"><text:span text:style-name="T5">def ultrapassou_limiteX(meuX_futuro):</text:span></text:p>
            <text:p text:style-name="P9"><text:span text:style-name="T5"><text:tab/></text:span><text:span text:style-name="T5">if meuX_futuro&lt;20 or meuX_futuro&gt;display_width-45:</text:span></text:p>
            <text:p text:style-name="P9"><text:span text:style-name="T5"><text:tab/></text:span><text:span text:style-name="T5"><text:tab/></text:span><text:span text:style-name="T5">return True</text:span></text:p>
            <text:p text:style-name="P9"><text:span text:style-name="T5"><text:tab/></text:span><text:span text:style-name="T5">return False</text:span></text:p>
            <text:p text:style-name="P9"><text:span text:style-name="T5"/></text:p>
            <text:p text:style-name="P9"><text:span text:style-name="T5">def ultrapassou_limiteY(meuY_futuro):</text:span></text:p>
            <text:p text:style-name="P9"><text:span text:style-name="T5"><text:tab/></text:span><text:span text:style-name="T5">if meuY_futuro&lt;20 or meuY_futuro&gt;display_height-45:</text:span></text:p>
            <text:p text:style-name="P9"><text:span text:style-name="T5"><text:tab/></text:span><text:span text:style-name="T5"><text:tab/></text:span><text:span text:style-name="T5">return True</text:span></text:p>
            <text:p text:style-name="P9"><text:span text:style-name="T5"><text:tab/></text:span><text:span text:style-name="T5">return False</text:span></text:p>
            <text:p text:style-name="P9"><text:span text:style-name="T5"/></text:p>
            <text:p text:style-name="P9"><text:span text:style-name="T5">#…</text:span></text:p>
            <text:p text:style-name="P9"><text:span text:style-name="T5"><text:tab/></text:span><text:span text:style-name="T5">#apaga a tela</text:span></text:p>
            <text:p text:style-name="P9"><text:span text:style-name="T5"><text:tab/></text:span><text:span text:style-name="T5">apaga_tela()</text:span></text:p>
            <text:p text:style-name="P9"><text:span text:style-name="T5"><text:tab/></text:span><text:span text:style-name="T5">#desenha o heroi</text:span></text:p>
            <text:p text:style-name="P9"><text:span text:style-name="T5"><text:tab/></text:span><text:span text:style-name="T5">if(not ultrapassou_limiteX(hx+hx_change)):</text:span></text:p>
            <text:p text:style-name="P9"><text:span text:style-name="T5"><text:tab/></text:span><text:span text:style-name="T5"><text:tab/></text:span><text:span text:style-name="T5">hx = hx + hx_change</text:span></text:p>
            <text:p text:style-name="P9"><text:span text:style-name="T5"><text:tab/></text:span><text:span text:style-name="T5">if(not ultrapassou_limiteY(hy+hy_change)):</text:span></text:p>
            <text:p text:style-name="P9"><text:span text:style-name="T5"><text:tab/></text:span><text:span text:style-name="T5"><text:tab/></text:span><text:span text:style-name="T5">hy = hy + hy_chan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5" draw:layer="layout" svg:width="25.2cm" svg:height="9.134cm" svg:x="1.393cm" svg:y="3.798cm" presentation:class="subtitle">
          <draw:text-box>
            <text:p text:style-name="P4"><text:span text:style-name="T2">Aula 08</text:span></text:p>
            <text:p text:style-name="P4"><text:span text:style-name="T6">Desenhando os ouros</text:span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draw:style-name="gr5" draw:text-style-name="P10" draw:layer="layout" svg:width="16.707cm" svg:height="15.154cm" svg:x="1.493cm" svg:y="0.596cm">
          <draw:text-box>
            <text:p text:style-name="P9"><text:span text:style-name="T5">import random</text:span></text:p>
            <text:p text:style-name="P9"><text:span text:style-name="T5">#…</text:span></text:p>
            <text:p text:style-name="P9"><text:span text:style-name="T5">#cores</text:span></text:p>
            <text:p text:style-name="P9"><text:span text:style-name="T5">branca = (255,255,255)</text:span></text:p>
            <text:p text:style-name="P9"><text:span text:style-name="T5">preto = (0,0,0)</text:span></text:p>
            <text:p text:style-name="P9"><text:span text:style-name="T5">amarelo = (255,255,0)</text:span></text:p>
            <text:p text:style-name="P9"><text:span text:style-name="T5">#…</text:span></text:p>
            <text:p text:style-name="P9"><text:span text:style-name="T5">def desenha_ouros(ouros):</text:span></text:p>
            <text:p text:style-name="P9"><text:span text:style-name="T5"><text:tab/></text:span><text:span text:style-name="T5">for ouro in ouros:</text:span></text:p>
            <text:p text:style-name="P9"><text:span text:style-name="T5"><text:tab/></text:span><text:span text:style-name="T5"><text:tab/></text:span><text:span text:style-name="T5">ouroX = ouro[0]</text:span></text:p>
            <text:p text:style-name="P9"><text:span text:style-name="T5"><text:tab/></text:span><text:span text:style-name="T5"><text:tab/></text:span><text:span text:style-name="T5">ouroY = ouro[1]</text:span></text:p>
            <text:p text:style-name="P9"><text:span text:style-name="T5"><text:tab/></text:span><text:span text:style-name="T5"><text:tab/></text:span><text:span text:style-name="T5">pygame.draw.circle(gameDisplay,amarelo,(ouroX,ouroY),13,0)</text:span></text:p>
            <text:p text:style-name="P9"><text:span text:style-name="T5">#…</text:span></text:p>
            <text:p text:style-name="P9"><text:span text:style-name="T5">def criar_ouros():</text:span></text:p>
            <text:p text:style-name="P9"><text:span text:style-name="T5"><text:tab/></text:span><text:span text:style-name="T5">ouros = []</text:span></text:p>
            <text:p text:style-name="P9"><text:span text:style-name="T5"><text:tab/></text:span><text:span text:style-name="T5">for i in range(10):</text:span></text:p>
            <text:p text:style-name="P9"><text:span text:style-name="T5"><text:tab/></text:span><text:span text:style-name="T5"><text:tab/></text:span><text:span text:style-name="T5">x = random.randint(50,display_width-40)</text:span></text:p>
            <text:p text:style-name="P9"><text:span text:style-name="T5"><text:tab/></text:span><text:span text:style-name="T5"><text:tab/></text:span><text:span text:style-name="T5">y = random.randint(50,display_height-40)</text:span></text:p>
            <text:p text:style-name="P9"><text:span text:style-name="T5"><text:tab/></text:span><text:span text:style-name="T5"><text:tab/></text:span><text:span text:style-name="T5">ouros.append([x,y])</text:span></text:p>
            <text:p text:style-name="P9"><text:span text:style-name="T5"><text:tab/></text:span><text:span text:style-name="T5">return ouros</text:span></text:p>
            <text:p text:style-name="P9"><text:span text:style-name="T5">#...</text:span></text:p>
            <text:p text:style-name="P9"><text:span text:style-name="T5">####LOGICA PRINCIPAL</text:span></text:p>
            <text:p text:style-name="P9"><text:span text:style-name="T5">fim = False</text:span></text:p>
            <text:p text:style-name="P9"><text:span text:style-name="T5">ouros = criar_ouros()</text:span></text:p>
            <text:p text:style-name="P9"><text:span text:style-name="T5">#…</text:span></text:p>
            <text:p text:style-name="P9"><text:span text:style-name="T5"><text:tab/></text:span><text:span text:style-name="T5">#desenha ouro</text:span></text:p>
            <text:p text:style-name="P9"><text:span text:style-name="T5"><text:tab/></text:span><text:span text:style-name="T5">desenha_ouros(ouros)</text:span></text:p>
            <text:p text:style-name="P9"><text:span text:style-name="T5"><text:tab/></text:span><text:span text:style-name="T5">#desenha o heroi</text:span></text:p>
            <text:p text:style-name="P9"><text:span text:style-name="T5"><text:tab/></text:span><text:span text:style-name="T5">if(not ultrapassou_limiteX(hx+hx_change)):</text:span></text:p>
            <text:p text:style-name="P9"><text:span text:style-name="T5"><text:tab/></text:span><text:span text:style-name="T5"><text:tab/></text:span><text:span text:style-name="T5">hx = hx + hx_change</text:span></text:p>
            <text:p text:style-name="P9"><text:span text:style-name="T5"><text:tab/></text:span><text:span text:style-name="T5">if(not ultrapassou_limiteY(hy+hy_change)):</text:span></text:p>
            <text:p text:style-name="P9"><text:span text:style-name="T5"><text:tab/></text:span><text:span text:style-name="T5"><text:tab/></text:span><text:span text:style-name="T5">hy = hy + hy_chan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5" draw:layer="layout" svg:width="25.2cm" svg:height="9.134cm" svg:x="1.393cm" svg:y="3.798cm" presentation:class="subtitle">
          <draw:text-box>
            <text:p text:style-name="P4"><text:span text:style-name="T2"/></text:p>
            <text:p text:style-name="P4"><text:span text:style-name="T2">Aula 09</text:span></text:p>
            <text:p text:style-name="P4"><text:span text:style-name="T6">Colidindo com o ouro</text:span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draw:style-name="gr5" draw:text-style-name="P10" draw:layer="layout" svg:width="16.707cm" svg:height="15.154cm" svg:x="1.493cm" svg:y="0.596cm">
          <draw:text-box>
            <text:p text:style-name="P9"><text:span text:style-name="T5">import pygame</text:span></text:p>
            <text:p text:style-name="P9"><text:span text:style-name="T5">import time</text:span></text:p>
            <text:p text:style-name="P9"><text:span text:style-name="T5">import random</text:span></text:p>
            <text:p text:style-name="P9"><text:span text:style-name="T5">import math</text:span></text:p>
            <text:p text:style-name="P9"><text:span text:style-name="T5">#...</text:span></text:p>
            <text:p text:style-name="P9"><text:span text:style-name="T5">def calcula_distancia(x1,y1,x2,y2):</text:span></text:p>
            <text:p text:style-name="P9"><text:span text:style-name="T5"><text:tab/></text:span><text:span text:style-name="T5">dist = math.sqrt((x1-x2)*(x1-x2) + (y1-y2)*(y1-y2))</text:span></text:p>
            <text:p text:style-name="P9"><text:span text:style-name="T5"><text:tab/></text:span><text:span text:style-name="T5">return dist</text:span></text:p>
            <text:p text:style-name="P9"><text:span text:style-name="T5"/></text:p>
            <text:p text:style-name="P9"><text:span text:style-name="T5">def colisao_ouros(meuX, meuY, ouros):</text:span></text:p>
            <text:p text:style-name="P9"><text:span text:style-name="T5"><text:tab/></text:span><text:span text:style-name="T5">peguei = 0</text:span></text:p>
            <text:p text:style-name="P9"><text:span text:style-name="T5"><text:tab/></text:span><text:span text:style-name="T5">for ouro in ouros:</text:span></text:p>
            <text:p text:style-name="P9"><text:span text:style-name="T5"><text:tab/></text:span><text:span text:style-name="T5"><text:tab/></text:span><text:span text:style-name="T5">if(calcula_distancia(meuX,meuY,ouro[0]-12,ouro[1]-12)&lt;=24):</text:span></text:p>
            <text:p text:style-name="P9"><text:span text:style-name="T5"><text:tab/></text:span><text:span text:style-name="T5"><text:tab/></text:span><text:span text:style-name="T5"><text:tab/></text:span><text:span text:style-name="T5">peguei = ouro</text:span></text:p>
            <text:p text:style-name="P9"><text:span text:style-name="T5"><text:tab/></text:span><text:span text:style-name="T5"><text:tab/></text:span><text:span text:style-name="T5"><text:tab/></text:span><text:span text:style-name="T5">break</text:span></text:p>
            <text:p text:style-name="P9"><text:span text:style-name="T5"><text:tab/></text:span><text:span text:style-name="T5">if(peguei!=0):</text:span></text:p>
            <text:p text:style-name="P9"><text:span text:style-name="T5"><text:tab/></text:span><text:span text:style-name="T5"><text:tab/></text:span><text:span text:style-name="T5">ouros.remove(peguei)</text:span></text:p>
            <text:p text:style-name="P9"><text:span text:style-name="T5">#...</text:span></text:p>
            <text:p text:style-name="P9"><text:span text:style-name="T5"><text:tab/></text:span><text:span text:style-name="T5">#desenha ouro</text:span></text:p>
            <text:p text:style-name="P9"><text:span text:style-name="T5"><text:tab/></text:span><text:span text:style-name="T5">desenha_ouros(ouros)</text:span></text:p>
            <text:p text:style-name="P9"><text:span text:style-name="T5"><text:tab/></text:span><text:span text:style-name="T5">#desenha o heroi</text:span></text:p>
            <text:p text:style-name="P9"><text:span text:style-name="T5"><text:tab/></text:span><text:span text:style-name="T5">if(not ultrapassou_limiteX(hx+hx_change)):</text:span></text:p>
            <text:p text:style-name="P9"><text:span text:style-name="T5"><text:tab/></text:span><text:span text:style-name="T5"><text:tab/></text:span><text:span text:style-name="T5">hx = hx + hx_change</text:span></text:p>
            <text:p text:style-name="P9"><text:span text:style-name="T5"><text:tab/></text:span><text:span text:style-name="T5">if(not ultrapassou_limiteY(hy+hy_change)):</text:span></text:p>
            <text:p text:style-name="P9"><text:span text:style-name="T5"><text:tab/></text:span><text:span text:style-name="T5"><text:tab/></text:span><text:span text:style-name="T5">hy = hy + hy_change</text:span></text:p>
            <text:p text:style-name="P9"><text:span text:style-name="T5"><text:tab/></text:span><text:span text:style-name="T5">#testa colisao</text:span></text:p>
            <text:p text:style-name="P9"><text:span text:style-name="T5"><text:tab/></text:span><text:span text:style-name="T5">if(hx_change!=0 or hy_change!=0):</text:span></text:p>
            <text:p text:style-name="P9"><text:span text:style-name="T5"><text:tab/></text:span><text:span text:style-name="T5"><text:tab/></text:span><text:span text:style-name="T5">colisao_ouros(hx,hy,ouros)</text:span></text:p>
          </draw:text-box>
        </draw:frame>
        <draw:frame draw:style-name="gr8" draw:text-style-name="P12" draw:layer="layout" svg:width="6.8cm" svg:height="5.867cm" svg:x="19.2cm" svg:y="1cm">
          <draw:text-box>
            <text:p text:style-name="P11"><text:span text:style-name="T5">#apaga a tela</text:span></text:p>
            <text:p text:style-name="P11"><text:span text:style-name="T5">apaga_tela()</text:span></text:p>
            <text:p text:style-name="P11"><text:span text:style-name="T5">#desenha o heroi</text:span></text:p>
            <text:p text:style-name="P11"><text:span text:style-name="T5">hx = hx + hx_change</text:span></text:p>
            <text:p text:style-name="P11"><text:span text:style-name="T5">hy = hy + hy_change</text:span></text:p>
            <text:p text:style-name="P11"><text:span text:style-name="T5">desenha_heroi(hx,hy)</text:span></text:p>
            <text:p text:style-name="P11"><text:span text:style-name="T5">#atualiza tela</text:span></text:p>
            <text:p text:style-name="P11"><text:span text:style-name="T5">pygame.display.update()</text:span></text:p>
            <text:p text:style-name="P11"><text:span text:style-name="T5">clock.tick(60)</text:span></text:p>
            <text:p text:style-name="P11"><text:span text:style-name="T5"/></text:p>
            <text:p><text:span text:style-name="T5">####FIM DA LOGICA PRINCIP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599cm" svg:x="1.393cm" svg:y="0.601cm" presentation:class="title">
          <draw:text-box>
            <text:p>SESCOMP</text:p>
          </draw:text-box>
        </draw:frame>
        <draw:frame presentation:style-name="pr2" draw:text-style-name="P5" draw:layer="layout" svg:width="25.2cm" svg:height="9.134cm" svg:x="1.393cm" svg:y="3.798cm" presentation:class="subtitle">
          <draw:text-box>
            <text:p text:style-name="P4"><text:span text:style-name="T2"/></text:p>
            <text:p text:style-name="P4"><text:span text:style-name="T2">Aula 10</text:span></text:p>
            <text:p text:style-name="P4"><text:span text:style-name="T6">Incluindo SCORE</text:span></text:p>
            <text:p text:style-name="P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5" draw:text-style-name="P10" draw:layer="layout" svg:width="16.707cm" svg:height="15.154cm" svg:x="1.493cm" svg:y="0.596cm">
          <draw:text-box>
            <text:p text:style-name="P9"><text:span text:style-name="T5">#...</text:span></text:p>
            <text:p text:style-name="P9"><text:span text:style-name="T5">def desenha_score(score):</text:span></text:p>
            <text:p text:style-name="P9"><text:span text:style-name="T5"><text:tab/></text:span><text:span text:style-name="T5">fonte = pygame.font.SysFont(None,25)</text:span></text:p>
            <text:p text:style-name="P9"><text:span text:style-name="T5"><text:tab/></text:span><text:span text:style-name="T5">texto = fonte.render("SCORE: " + str(score),True,preto)</text:span></text:p>
            <text:p text:style-name="P9"><text:span text:style-name="T5"><text:tab/></text:span><text:span text:style-name="T5">gameDisplay.blit(texto,(20,1))</text:span></text:p>
            <text:p text:style-name="P9"><text:span text:style-name="T5"/></text:p>
            <text:p text:style-name="P9"><text:span text:style-name="T5">def colisao_ouros(meuX, meuY, ouros):</text:span></text:p>
            <text:p text:style-name="P9"><text:span text:style-name="T5"><text:tab/></text:span><text:span text:style-name="T5">peguei = 0</text:span></text:p>
            <text:p text:style-name="P9"><text:span text:style-name="T5"><text:tab/></text:span><text:span text:style-name="T5">for ouro in ouros:</text:span></text:p>
            <text:p text:style-name="P9"><text:span text:style-name="T5"><text:tab/></text:span><text:span text:style-name="T5"><text:tab/></text:span><text:span text:style-name="T5">if(calcula_distancia(meuX,meuY,ouro[0]-12,ouro[1]-12)&lt;=24):</text:span></text:p>
            <text:p text:style-name="P9"><text:span text:style-name="T5"><text:tab/></text:span><text:span text:style-name="T5"><text:tab/></text:span><text:span text:style-name="T5"><text:tab/></text:span><text:span text:style-name="T5">peguei = ouro</text:span></text:p>
            <text:p text:style-name="P9"><text:span text:style-name="T5"><text:tab/></text:span><text:span text:style-name="T5"><text:tab/></text:span><text:span text:style-name="T5"><text:tab/></text:span><text:span text:style-name="T5">break</text:span></text:p>
            <text:p text:style-name="P9"><text:span text:style-name="T5"><text:tab/></text:span><text:span text:style-name="T5">if(peguei!=0):</text:span></text:p>
            <text:p text:style-name="P9"><text:span text:style-name="T5"><text:tab/></text:span><text:span text:style-name="T5"><text:tab/></text:span><text:span text:style-name="T5">ouros.remove(peguei)</text:span></text:p>
            <text:p text:style-name="P9"><text:span text:style-name="T5"><text:tab/></text:span><text:span text:style-name="T5"><text:tab/></text:span><text:span text:style-name="T5">return True</text:span></text:p>
            <text:p text:style-name="P9"><text:span text:style-name="T5"><text:tab/></text:span><text:span text:style-name="T5">return False</text:span></text:p>
            <text:p text:style-name="P9"><text:span text:style-name="T5">#…</text:span></text:p>
            <text:p text:style-name="P9"><text:span text:style-name="T5">####LOGICA PRINCIPAL</text:span></text:p>
            <text:p text:style-name="P9"><text:span text:style-name="T5">fim = False</text:span></text:p>
            <text:p text:style-name="P9"><text:span text:style-name="T5">ouros = criar_ouros()</text:span></text:p>
            <text:p text:style-name="P9"><text:span text:style-name="T5">score = 0</text:span></text:p>
            <text:p text:style-name="P9"><text:span text:style-name="T5">#loop do jogo</text:span></text:p>
            <text:p text:style-name="P9"><text:span text:style-name="T5"/></text:p>
            <text:p text:style-name="P9"><text:span text:style-name="T5">#...</text:span></text:p>
            <text:p text:style-name="P9"><text:span text:style-name="T5"><text:tab/></text:span><text:span text:style-name="T5">#desenha o heroi</text:span></text:p>
            <text:p text:style-name="P9"><text:span text:style-name="T5"><text:tab/></text:span><text:span text:style-name="T5">if(not ultrapassou_limiteX(hx+hx_change)):</text:span></text:p>
            <text:p text:style-name="P9"><text:span text:style-name="T5"><text:tab/></text:span><text:span text:style-name="T5"><text:tab/></text:span><text:span text:style-name="T5">hx = hx + hx_change</text:span></text:p>
            <text:p text:style-name="P9"><text:span text:style-name="T5"><text:tab/></text:span><text:span text:style-name="T5">if(not ultrapassou_limiteY(hy+hy_change)):</text:span></text:p>
            <text:p text:style-name="P9"><text:span text:style-name="T5"><text:tab/></text:span><text:span text:style-name="T5"><text:tab/></text:span><text:span text:style-name="T5">hy = hy + hy_change</text:span></text:p>
            <text:p text:style-name="P9"><text:span text:style-name="T5"><text:tab/></text:span><text:span text:style-name="T5">#testa colisao</text:span></text:p>
            <text:p text:style-name="P9"><text:span text:style-name="T5"><text:tab/></text:span><text:span text:style-name="T5">if(hx_change!=0 or hy_change!=0):</text:span></text:p>
            <text:p text:style-name="P9"><text:span text:style-name="T5"><text:tab/></text:span><text:span text:style-name="T5"><text:tab/></text:span><text:span text:style-name="T5">if(colisao_ouros(hx,hy,ouros)==True):</text:span></text:p>
            <text:p text:style-name="P9"><text:span text:style-name="T5"><text:tab/></text:span><text:span text:style-name="T5"><text:tab/></text:span><text:span text:style-name="T5"><text:tab/></text:span><text:span text:style-name="T5">score = score + 1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2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5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cm" fo:text-indent="0cm"/>
      <style:text-properties fo:font-size="22.7000007629395pt"/>
    </style:style>
    <style:style style:name="BrightBlue-outline3" style:family="presentation" style:parent-style-name="BrightBlue-outline2">
      <style:paragraph-properties fo:margin-left="0cm" fo:margin-right="0cm" fo:margin-top="0cm" fo:margin-bottom="0.239cm" fo:text-indent="0cm"/>
      <style:text-properties fo:font-size="19.3999996185303pt"/>
    </style:style>
    <style:style style:name="BrightBlue-outline4" style:family="presentation" style:parent-style-name="BrightBlue-outline3">
      <style:paragraph-properties fo:margin-left="0cm" fo:margin-right="0cm" fo:margin-top="0cm" fo:margin-bottom="0.158cm" fo:text-indent="0cm"/>
      <style:text-properties fo:font-size="16.2000007629395pt"/>
    </style:style>
    <style:style style:name="BrightBlue-outline5" style:family="presentation" style:parent-style-name="BrightBlue-outline4">
      <style:paragraph-properties fo:margin-left="0cm" fo:margin-right="0cm" fo:margin-top="0cm" fo:margin-bottom="0.077cm" fo:text-indent="0cm"/>
      <style:text-properties fo:font-size="16.2000007629395pt"/>
    </style:style>
    <style:style style:name="BrightBlue-outline6" style:family="presentation" style:parent-style-name="BrightBlue-outline5">
      <style:paragraph-properties fo:margin-left="0cm" fo:margin-right="0cm" fo:margin-top="0cm" fo:margin-bottom="0.077cm" fo:text-indent="0cm"/>
      <style:text-properties fo:font-size="16.2000007629395pt"/>
    </style:style>
    <style:style style:name="BrightBlue-outline7" style:family="presentation" style:parent-style-name="BrightBlue-outline6">
      <style:paragraph-properties fo:margin-left="0cm" fo:margin-right="0cm" fo:margin-top="0cm" fo:margin-bottom="0.077cm" fo:text-indent="0cm"/>
      <style:text-properties fo:font-size="16.2000007629395pt"/>
    </style:style>
    <style:style style:name="BrightBlue-outline8" style:family="presentation" style:parent-style-name="BrightBlue-outline7">
      <style:paragraph-properties fo:margin-left="0cm" fo:margin-right="0cm" fo:margin-top="0cm" fo:margin-bottom="0.077cm" fo:text-indent="0cm"/>
      <style:text-properties fo:font-size="16.2000007629395pt"/>
    </style:style>
    <style:style style:name="BrightBlue-outline9" style:family="presentation" style:parent-style-name="BrightBlue-outline8">
      <style:paragraph-properties fo:margin-left="0cm" fo:margin-right="0cm" fo:margin-top="0cm" fo:margin-bottom="0.077cm" fo:text-indent="0cm"/>
      <style:text-properties fo:font-size="16.200000762939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5999984741211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0.899999618530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0.8999996185303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19cm" fo:text-indent="0cm"/>
      <style:text-properties fo:color="#333333" fo:font-size="20.8999996185303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6cm" fo:text-indent="0cm"/>
      <style:text-properties fo:color="#333333" fo:font-size="20.8999996185303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2cm" fo:text-indent="0cm"/>
      <style:text-properties fo:color="#333333" fo:font-size="20.8999996185303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2cm" fo:text-indent="0cm"/>
      <style:text-properties fo:color="#333333" fo:font-size="20.8999996185303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2cm" fo:text-indent="0cm"/>
      <style:text-properties fo:color="#333333" fo:font-size="20.8999996185303pt"/>
    </style:style>
    <style:style style:name="Impress1-outline8" style:family="presentation" style:parent-style-name="Impress1-outline7">
      <style:paragraph-properties fo:margin-left="0cm" fo:margin-right="0cm" fo:margin-top="0cm" fo:margin-bottom="0.069cm" fo:text-indent="0cm"/>
      <style:text-properties fo:font-size="14.8999996185303pt"/>
    </style:style>
    <style:style style:name="Impress1-outline9" style:family="presentation" style:parent-style-name="Impress1-outline8">
      <style:paragraph-properties fo:margin-left="0cm" fo:margin-right="0cm" fo:margin-top="0cm" fo:margin-bottom="0.069cm" fo:text-indent="0cm"/>
      <style:text-properties fo:font-size="14.8999996185303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32.9000015258789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01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2cm" svg:height="3.349cm" svg:x="-0.16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599cm" svg:x="1.393cm" svg:y="0.601cm" presentation:class="title" presentation:placeholder="true">
        <draw:text-box/>
      </draw:frame>
      <draw:frame presentation:style-name="BrightBlue-outline1" draw:layer="backgroundobjects" svg:width="25.2cm" svg:height="9.134cm" svg:x="1.393cm" svg:y="3.798cm" presentation:class="outline" presentation:placeholder="true">
        <draw:text-box/>
      </draw:frame>
      <draw:frame presentation:style-name="Mpr1" draw:text-style-name="MP2" draw:layer="backgroundobjects" svg:width="6.523cm" svg:height="1.085cm" svg:x="1.393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68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69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1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4" draw:text-style-name="MP2" draw:layer="backgroundobjects" svg:width="6.523cm" svg:height="1.086cm" svg:x="1.393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8.875cm" svg:height="1.086cm" svg:x="9.569cm" svg:y="14.346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69cm" svg:y="14.346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5" draw:text-style-name="MP8" draw:layer="backgroundobjects" svg:width="1.401cm" svg:height="2.25cm" svg:x="0.001cm" svg:y="0.59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19:14:37.465228614</meta:creation-date>
    <meta:editing-duration>PT59M57S</meta:editing-duration>
    <meta:editing-cycles>38</meta:editing-cycles>
    <meta:generator>LibreOffice/6.0.7.3$Linux_X86_64 LibreOffice_project/00m0$Build-3</meta:generator>
    <dc:title>Bright Blue</dc:title>
    <meta:initial-creator>Jefferson de Carvalho Silva</meta:initial-creator>
    <dc:date>2019-10-06T20:14:51.121753038</dc:date>
    <dc:creator>Jefferson de Carvalho Silva</dc:creator>
    <meta:document-statistic meta:object-count="111"/>
  </office:meta>
</office:document-meta>
</file>